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subtitle">
      <style:graphic-properties draw:fill-color="#ffffff" fo:min-height="18.772cm"/>
    </style:style>
    <style:style style:name="pr2" style:family="presentation" style:parent-style-name="Blue-notes">
      <style:graphic-properties draw:fill-color="#ffffff" fo:min-height="13.364cm"/>
    </style:style>
    <style:style style:name="pr3" style:family="presentation" style:parent-style-name="Blue-title">
      <style:graphic-properties draw:fill-color="#ffffff" draw:auto-grow-height="true" fo:min-height="3.506cm"/>
    </style:style>
    <style:style style:name="pr4" style:family="presentation" style:parent-style-name="Blue-outline1">
      <style:graphic-properties draw:fill-color="#ffffff" draw:auto-grow-height="true" fo:min-height="13.859cm"/>
    </style:style>
    <style:style style:name="pr5" style:family="presentation" style:parent-style-name="Blue-notes">
      <style:graphic-properties draw:fill-color="#ffffff" draw:auto-grow-height="true" fo:min-height="13.364cm"/>
    </style:style>
    <style:style style:name="pr6" style:family="presentation" style:parent-style-name="Blue-title">
      <style:graphic-properties fo:min-height="3.506cm"/>
    </style:style>
    <style:style style:name="pr7" style:family="presentation" style:parent-style-name="Blue-outline1">
      <style:graphic-properties fo:min-height="13.859cm"/>
    </style:style>
    <style:style style:name="pr8" style:family="presentation" style:parent-style-name="Blue-title">
      <style:graphic-properties draw:auto-grow-height="true" fo:min-height="3.506cm"/>
    </style:style>
    <style:style style:name="pr9" style:family="presentation" style:parent-style-name="Blue-outline1">
      <style:graphic-properties draw:auto-grow-height="true" fo:min-height="13.8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style:font-size-asian="20pt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32">
        <office:forms form:automatic-focus="false" form:apply-design-mode="false"/>
        <draw:frame presentation:style-name="pr1" draw:layer="layout" svg:width="25.199cm" svg:height="18.772cm" svg:x="1.301cm" svg:y="0cm" presentation:class="subtitle">
          <draw:text-box>
            <text:p><text:span text:style-name="T1">动态网站开发</text:span></text:p>
            <text:p><text:span text:style-name="T1">【</text:span><text:span text:style-name="T1">HTTP</text:span><text:span text:style-name="T1">与网络基础】</text:span></text:p>
            <text:p/>
            <text:p>李博杰</text:p>
            <text:p>2011-09-24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301cm" svg:y="0cm" presentation:class="title" presentation:user-transformed="true">
          <draw:text-box>
            <text:p>HTTP与网络基础</text:p>
          </draw:text-box>
        </draw:frame>
        <draw:frame presentation:style-name="pr4" draw:text-style-name="P2" draw:layer="layout" svg:width="25.199cm" svg:height="17.277cm" svg:x="1.4cm" svg:y="4.914cm" presentation:class="outline" presentation:user-transformed="true">
          <draw:text-box>
            <text:list text:style-name="L2">
              <text:list-item>
                <text:p>计算机网络基础</text:p>
                <text:list>
                  <text:list-item>
                    <text:p>电路交换与分组交换</text:p>
                  </text:list-item>
                  <text:list-item>
                    <text:p>时延与丢包</text:p>
                  </text:list-item>
                  <text:list-item>
                    <text:p>可靠数据传输</text:p>
                  </text:list-item>
                  <text:list-item>
                    <text:p>因特网协议层次</text:p>
                  </text:list-item>
                </text:list>
              </text:list-item>
              <text:list-item>
                <text:p>HTTP</text:p>
                <text:list>
                  <text:list-item>
                    <text:p>报文格式</text:p>
                  </text:list-item>
                  <text:list-item>
                    <text:p>请求行、状态行</text:p>
                  </text:list-item>
                  <text:list-item>
                    <text:p>首部行</text:p>
                  </text:list-item>
                  <text:list-item>
                    <text:p>实体主体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电路交换与分组交换</text:p>
          </draw:text-box>
        </draw:frame>
        <draw:frame presentation:style-name="pr7" draw:layer="layout" svg:width="25.199cm" svg:height="14.819cm" svg:x="1.4cm" svg:y="4.914cm" presentation:class="outline" presentation:user-transformed="true">
          <draw:text-box>
            <text:list text:style-name="L2">
              <text:list-item>
                <text:p>电路交换</text:p>
                <text:list>
                  <text:list-item>
                    <text:p>每条物理链路由n条虚电路构成</text:p>
                  </text:list-item>
                  <text:list-item>
                    <text:p>端到端连接</text:p>
                  </text:list-item>
                  <text:list-item>
                    <text:p>多路复用</text:p>
                    <text:list>
                      <text:list-item>
                        <text:p>频分多路复用(FDM)</text:p>
                      </text:list-item>
                      <text:list-item>
                        <text:p>时分多路复用(TDM)</text:p>
                      </text:list-item>
                    </text:list>
                  </text:list-item>
                  <text:list-item>
                    <text:p>打电话</text:p>
                  </text:list-item>
                  <text:list-item>
                    <text:p>吃饭之前先占座</text:p>
                  </text:list-item>
                  <text:list-item>
                    <text:p>缺点：静默期电路空闲</text:p>
                  </text:list-item>
                  <text:list-item>
                    <text:p>优点：通信质量可靠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电路交换与分组交换</text:p>
          </draw:text-box>
        </draw:frame>
        <draw:frame presentation:style-name="pr7" draw:layer="layout" svg:width="25.199cm" svg:height="14.983cm" svg:x="1.4cm" svg:y="4.914cm" presentation:class="outline" presentation:user-transformed="true">
          <draw:text-box>
            <text:list text:style-name="L2">
              <text:list-item>
                <text:p>分组交换</text:p>
                <text:list>
                  <text:list-item>
                    <text:p>报文(message)被划分为数据块：分组(packet)</text:p>
                  </text:list-item>
                  <text:list-item>
                    <text:p>分组交换机：输出队列</text:p>
                  </text:list-item>
                  <text:list-item>
                    <text:p>分组交换性能优于电路交换</text:p>
                    <text:list>
                      <text:list-item>
                        <text:p>假设用户仅有10%的时间活动，数据速率10Mbps，链路输出速率=100Mbps</text:p>
                      </text:list-item>
                      <text:list-item>
                        <text:p>若有35个用户，仅有0.0004的概率超过输出速率（二项式分布）</text:p>
                      </text:list-item>
                      <text:list-item>
                        <text:p>假设只有一个用户需要传输大量数据……</text:p>
                      </text:list-item>
                    </text:list>
                  </text:list-item>
                  <text:list-item>
                    <text:p>先打饭，再找座位</text:p>
                  </text:list-item>
                  <text:list-item>
                    <text:p>手机中的“分组数据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分组时延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分组通过一系列路由器传输，每个节点都有时延</text:p>
                <text:list>
                  <text:list-item>
                    <text:p>处理时延：确定分组向哪里传送，检查差错，微秒级</text:p>
                  </text:list-item>
                  <text:list-item>
                    <text:p>排队时延：在输出队列里等待传输，与流量强度关系很大，微秒级到毫秒级</text:p>
                    <text:list>
                      <text:list-item>
                        <text:p>随着流量强度接近1，平均排队长度越来越长</text:p>
                      </text:list-item>
                      <text:list-item>
                        <text:p>丢包问题</text:p>
                      </text:list-item>
                    </text:list>
                  </text:list-item>
                  <text:list-item>
                    <text:p>传输时延：将一个分组的比特推向链路的时间=分组长度/链路传输速率(带宽)，微秒级到毫秒级</text:p>
                  </text:list-item>
                  <text:list-item>
                    <text:p>传播时延：从链路起点传到链路终点(接近光速)，毫秒级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可靠数据传输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丢包了，怎么办</text:p>
                <text:list>
                  <text:list-item>
                    <text:p>人类的做法：回复确认</text:p>
                  </text:list-item>
                  <text:list-item>
                    <text:p>发送方若过了一段时间未收到确认，则重新发送</text:p>
                  </text:list-item>
                  <text:list-item>
                    <text:p>问题：如果“回复确认”丢失了，接收方如何判断这是一条重传的信息还是一条新信息？</text:p>
                  </text:list-item>
                  <text:list-item>
                    <text:p>让每条信息不同：信息头部加入序号</text:p>
                  </text:list-item>
                  <text:list-item>
                    <text:p>收到乱序（不是当前所期待的序号）分组，直接丢弃行吗？</text:p>
                  </text:list-item>
                  <text:list-item>
                    <text:p>收到乱序分组，需要回复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可靠数据传输</text:p>
          </draw:text-box>
        </draw:frame>
        <draw:frame presentation:style-name="pr7" draw:layer="layout" svg:width="25.199cm" svg:height="14.334cm" svg:x="1.4cm" svg:y="4.914cm" presentation:class="outline" presentation:user-transformed="true">
          <draw:text-box>
            <text:list text:style-name="L2">
              <text:list-item>
                <text:p>传输中发生比特差错，怎么办</text:p>
                <text:list>
                  <text:list-item>
                    <text:p>检验比特差错：校验码（检验和）</text:p>
                  </text:list-item>
                  <text:list-item>
                    <text:p>发现出错时人类的做法：你说什么？（特殊分组）</text:p>
                  </text:list-item>
                  <text:list-item>
                    <text:p>“你说什么”又出错了，对方也回一句“你说什么”</text:p>
                  </text:list-item>
                </text:list>
              </text:list-item>
              <text:list-item>
                <text:p>足够的检验和，不但能检测差错，还能纠正差错</text:p>
                <text:list>
                  <text:list-item>
                    <text:p>增加了网络传输的开销，实现上相对困难</text:p>
                  </text:list-item>
                </text:list>
              </text:list-item>
              <text:list-item>
                <text:p>收到错误的分组时直接忽略</text:p>
                <text:list>
                  <text:list-item>
                    <text:p>发送方一直收不到回复，超时后自动重传</text:p>
                  </text:list-item>
                  <text:list-item>
                    <text:p>不管是分组丢失、错误还是过度时延，一律重传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可靠数据传输协议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“停等”方式虽然正确，但效率不理想</text:p>
                <text:list>
                  <text:list-item>
                    <text:p>一个分组丢包，需要等到超时才能收到有效分组</text:p>
                  </text:list-item>
                  <text:list-item>
                    <text:p>网络协议设计不合理，限制了硬件功能</text:p>
                  </text:list-item>
                </text:list>
              </text:list-item>
              <text:list-item>
                <text:p>选择重传</text:p>
                <text:list>
                  <text:list-item>
                    <text:p>只要此序号的分组尚未收到，照单全收</text:p>
                  </text:list-item>
                  <text:list-item>
                    <text:p>只要正确接收，则确认之</text:p>
                  </text:list-item>
                  <text:list-item>
                    <text:p>每个分组都有一个(逻辑)定时器，以便超时重传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什么是协议</text:p>
          </draw:text-box>
        </draw:frame>
        <draw:frame presentation:style-name="pr7" draw:layer="layout" svg:width="25.199cm" svg:height="14.288cm" svg:x="1.4cm" svg:y="4.914cm" presentation:class="outline" presentation:user-transformed="true">
          <draw:text-box>
            <text:list text:style-name="L2">
              <text:list-item>
                <text:p>人类的通话协议</text:p>
                <text:list>
                  <text:list-item>
                    <text:p>用什么来开始通话？</text:p>
                  </text:list-item>
                  <text:list-item>
                    <text:p>收到应答报文后有什么不同反应？</text:p>
                  </text:list-item>
                  <text:list-item>
                    <text:p>通话双方是否必须执行相同的协议？</text:p>
                  </text:list-item>
                </text:list>
              </text:list-item>
              <text:list-item>
                <text:p>人类协议</text:p>
                <text:list>
                  <text:list-item>
                    <text:p>拨电话 - 喂(你好) – 今天有没有作业？ - ***</text:p>
                  </text:list-item>
                </text:list>
              </text:list-item>
              <text:list-item>
                <text:p>计算机协议</text:p>
                <text:list>
                  <text:list-item>
                    <text:p>TCP SYN – TCP ACK – GET url – document</text:p>
                  </text:list-item>
                  <text:list-item>
                    <text:p>可靠数据传输协议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协议层次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邮政服务的层次</text:p>
                <text:list>
                  <text:list-item>
                    <text:p>内容层：内容-&gt;信纸：写信：读信</text:p>
                  </text:list-item>
                  <text:list-item>
                    <text:p>包装层：信纸-&gt;信封：装信封，贴邮票：拆信</text:p>
                  </text:list-item>
                  <text:list-item>
                    <text:p>邮局层：信封-&gt;包裹：根据目的地打包：拆包</text:p>
                  </text:list-item>
                  <text:list-item>
                    <text:p>运输层：包裹-&gt;车辆：运送至目的地：按邮局分类</text:p>
                  </text:list-item>
                </text:list>
              </text:list-item>
              <text:list-item>
                <text:p>模块化：改变服务的实现而不影响系统其他部分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因特网协议层次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应用层：网络应用程序的数据传输格式</text:p>
              </text:list-item>
              <text:list-item>
                <text:p>运输层：在应用程序端点间传送应用层报文</text:p>
                <text:list>
                  <text:list-item>
                    <text:p>TCP：面向连接的，可靠传输，拥塞控制</text:p>
                  </text:list-item>
                  <text:list-item>
                    <text:p>UDP：无连接服务，无可靠性保证</text:p>
                  </text:list-item>
                </text:list>
              </text:list-item>
              <text:list-item>
                <text:p>网络层：将数据报从一台主机移动到另一台主机</text:p>
              </text:list-item>
              <text:list-item>
                <text:p>链路层：将帧从一个节点移动到下一个节点</text:p>
              </text:list-item>
              <text:list-item>
                <text:p>物理层：从物理上传输帧中的每个比特</text:p>
              </text:list-item>
              <text:list-item>
                <text:p>模块化：改变服务的实现而不影响系统其他部分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客户机与服务器</text:p>
          </draw:text-box>
        </draw:frame>
        <draw:frame presentation:style-name="pr7" draw:layer="layout" svg:width="25.199cm" svg:height="14.273cm" svg:x="1.4cm" svg:y="4.914cm" presentation:class="outline" presentation:user-transformed="true">
          <draw:text-box>
            <text:list text:style-name="L2">
              <text:list-item>
                <text:p>对等(P2P)体系结构</text:p>
                <text:list>
                  <text:list-item>
                    <text:p>BitTorrent, eMule, Skype...</text:p>
                  </text:list-item>
                </text:list>
              </text:list-item>
              <text:list-item>
                <text:p>客户机-服务器体系结构</text:p>
                <text:list>
                  <text:list-item>
                    <text:p>C/S</text:p>
                  </text:list-item>
                  <text:list-item>
                    <text:p>B/S</text:p>
                  </text:list-item>
                  <text:list-item>
                    <text:p>客户机向总是打开的服务器发出请求，客户机之间相互不通信</text:p>
                  </text:list-item>
                  <text:list-item>
                    <text:p>某些P2P应用也要用到客户机-服务器，如即时通信软件，服务器跟踪登录用户的IP地址，用户的主机之间直接发送信息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运输层多路复用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一台主机如何分辨不同的进程？</text:p>
                <text:list>
                  <text:list-item>
                    <text:p>每个套接字(socket)需要有唯一的标识符</text:p>
                  </text:list-item>
                  <text:list-item>
                    <text:p>每个报文需要携带源主机、目的主机套接字的标识符</text:p>
                  </text:list-item>
                </text:list>
              </text:list-item>
              <text:list-item>
                <text:p>端口号</text:p>
                <text:list>
                  <text:list-item>
                    <text:p>0~1023：周知端口号(HTTP 80, FTP 21, SSH 22)</text:p>
                  </text:list-item>
                  <text:list-item>
                    <text:p>1024~65535</text:p>
                  </text:list-item>
                </text:list>
              </text:list-item>
              <text:list-item>
                <text:p>在客户机-服务器应用中，一般客户端自动分配端口号，服务器端分配特定的端口号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HTTP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以TCP作为运输层协议（可靠数据传输）</text:p>
              </text:list-item>
              <text:list-item>
                <text:p>无状态协议（协议本身不保存客户机信息）</text:p>
                <text:list>
                  <text:list-item>
                    <text:p>由应用程序依靠Cookie保存客户机信息</text:p>
                  </text:list-item>
                </text:list>
              </text:list-item>
              <text:list-item>
                <text:p>单向连接</text:p>
                <text:list>
                  <text:list-item>
                    <text:p>服务器不能向客户端主动发起连接</text:p>
                  </text:list-item>
                  <text:list-item>
                    <text:p>要实现实时连接，或者使用持久连接保持不中断，或者由客户端定时主动发起连接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HTTP报文格式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FC 2616</text:p>
              </text:list-item>
              <text:list-item>
                <text:p>HTTP-message = Request | Response</text:p>
              </text:list-item>
              <text:list-item>
                <text:p>Generic-message = start-line<text:line-break/><text:tab/><text:tab/><text:tab/><text:tab/><text:tab/><text:tab/>*(message-header CRLF)<text:line-break/><text:tab/><text:tab/><text:tab/><text:tab/><text:tab/><text:tab/>[ message-body ]</text:p>
              </text:list-item>
              <text:list-item>
                <text:p>Start-line = Request-Line | Status-Line</text:p>
              </text:list-item>
              <text:list-item>
                <text:p>CRLF = &lt;Carriage Return&gt;&lt;Line Feed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3T3">
        <office:forms form:automatic-focus="false" form:apply-design-mode="false"/>
        <draw:frame presentation:style-name="pr8" draw:layer="layout" svg:width="25.199cm" svg:height="3.506cm" svg:x="1.301cm" svg:y="0cm" presentation:class="title">
          <draw:text-box>
            <text:p>Structure<text:tab/></text:p>
          </draw:text-box>
        </draw:frame>
        <draw:frame presentation:style-name="pr9" draw:layer="layout" svg:width="12.296cm" svg:height="13.859cm" svg:x="1.4cm" svg:y="4.914cm" presentation:class="outline">
          <draw:text-box>
            <text:list text:style-name="L2">
              <text:list-item>
                <text:p>Request</text:p>
                <text:list>
                  <text:list-item>
                    <text:p>Request Line</text:p>
                  </text:list-item>
                  <text:list-item>
                    <text:p>Header Fields</text:p>
                  </text:list-item>
                  <text:list-item>
                    <text:p>CRLF</text:p>
                  </text:list-item>
                  <text:list-item>
                    <text:p>Entity Header</text:p>
                  </text:list-item>
                  <text:list-item>
                    <text:p>Entity</text:p>
                  </text:list-item>
                </text:list>
                <text:p/>
              </text:list-item>
            </text:list>
          </draw:text-box>
        </draw:frame>
        <draw:frame presentation:style-name="pr7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Response</text:p>
                <text:list>
                  <text:list-item>
                    <text:p>Status Line</text:p>
                  </text:list-item>
                  <text:list-item>
                    <text:p>Header Fields</text:p>
                  </text:list-item>
                  <text:list-item>
                    <text:p>CRLF</text:p>
                  </text:list-item>
                  <text:list-item>
                    <text:p>Entity Header</text:p>
                  </text:list-item>
                  <text:list-item>
                    <text:p>Ent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Message Header</text:p>
          </draw:text-box>
        </draw:frame>
        <draw:frame presentation:style-name="pr7" draw:layer="layout" svg:width="25.199cm" svg:height="14.395cm" svg:x="1.4cm" svg:y="4.914cm" presentation:class="outline" presentation:user-transformed="true">
          <draw:text-box>
            <text:list text:style-name="L2">
              <text:list-item>
                <text:p>Message-header = field-name ”:” [ field-value ]</text:p>
              </text:list-item>
              <text:list-item>
                <text:p>Field-name = token</text:p>
              </text:list-item>
              <text:list-item>
                <text:p>Field-value = *( field-content | LWS )</text:p>
              </text:list-item>
              <text:list-item>
                <text:p>Field-content = *TEXT | &lt;combination of token, separators, and quoted-string&gt;</text:p>
              </text:list-item>
              <text:list-item>
                <text:p>TEXT = &lt;any OCTET except CTLs, but including LWS&gt;</text:p>
              </text:list-item>
              <text:list-item>
                <text:p>CTL = &lt;any US-ASCII control character&gt;</text:p>
              </text:list-item>
              <text:list-item>
                <text:p>LWS = &lt;Linear white space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Request Line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quest Line = Method SP Request-URI SP HTTP-Version CRLF</text:p>
              </text:list-item>
              <text:list-item>
                <text:p>Request-URI = ”*” | absoluteURI | abs_path | authority</text:p>
              </text:list-item>
              <text:list-item>
                <text:p>GET <text:a xlink:href="http://gewu.ustc.edu.cn/gewu/">http://gewu.ustc.edu.cn/gewu/</text:a> HTTP/1.1</text:p>
              </text:list-item>
              <text:list-item>
                <text:p>GET /pub/index.html HTTP/1.1<text:line-break/>Host: localho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Request Methods</text:p>
          </draw:text-box>
        </draw:frame>
        <draw:frame presentation:style-name="pr7" draw:layer="layout" svg:width="25.199cm" svg:height="14.671cm" svg:x="1.4cm" svg:y="4.914cm" presentation:class="outline" presentation:user-transformed="true">
          <draw:text-box>
            <text:list text:style-name="L2">
              <text:list-item>
                <text:p>GET</text:p>
                <text:list>
                  <text:list-item>
                    <text:p>Retrieve whatever information identified by the <text:s/>Request-URI</text:p>
                  </text:list-item>
                </text:list>
              </text:list-item>
              <text:list-item>
                <text:p>POST</text:p>
                <text:list>
                  <text:list-item>
                    <text:p>Annotation of existing resources</text:p>
                  </text:list-item>
                  <text:list-item>
                    <text:p>(*) Posting a message</text:p>
                  </text:list-item>
                  <text:list-item>
                    <text:p>(*) Providing a block of data (e.g. Submit a form)</text:p>
                  </text:list-item>
                  <text:list-item>
                    <text:p>Extending a database through an append operation</text:p>
                  </text:list-item>
                </text:list>
              </text:list-item>
              <text:list-item>
                <text:p>OPTIONS, HEAD, PUT, DELETE, TRACE, CONN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 presentation:user-transformed="true">
          <draw:text-box>
            <text:p>Header Fields</text:p>
          </draw:text-box>
        </draw:frame>
        <draw:frame presentation:style-name="pr7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>Cache-Control</text:p>
              </text:list-item>
              <text:list-item>
                <text:p>Connection</text:p>
              </text:list-item>
              <text:list-item>
                <text:p>Content-Encoding</text:p>
              </text:list-item>
              <text:list-item>
                <text:p>Content-Length</text:p>
              </text:list-item>
              <text:list-item>
                <text:p>Content-Type</text:p>
              </text:list-item>
              <text:list-item>
                <text:p>Host</text:p>
              </text:list-item>
              <text:list-item>
                <text:p>Location</text:p>
              </text:list-item>
              <text:list-item>
                <text:p>Referer</text:p>
              </text:list-item>
              <text:list-item>
                <text:p>User-Ag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Response</text:p>
          </draw:text-box>
        </draw:frame>
        <draw:frame presentation:style-name="pr7" draw:layer="layout" svg:width="25.199cm" svg:height="15.207cm" svg:x="1.4cm" svg:y="4.914cm" presentation:class="outline" presentation:user-transformed="true">
          <draw:text-box>
            <text:list text:style-name="L2">
              <text:list-item>
                <text:p>Status-Line = HTTP-Version SP Status-Code SP Reason-Phrase CRLF</text:p>
              </text:list-item>
              <text:list-item>
                <text:p>Status Code</text:p>
                <text:list>
                  <text:list-item>
                    <text:p>1xx: Informational</text:p>
                  </text:list-item>
                  <text:list-item>
                    <text:p>2xx: Success (200 OK)</text:p>
                  </text:list-item>
                  <text:list-item>
                    <text:p>3xx: Redirection (301 Moved Permanently, 302 Found, 304 Not Modified)</text:p>
                  </text:list-item>
                  <text:list-item>
                    <text:p>4xx: Client Error (400 Bad Request, 403 Forbidden, 404 Not Found, 413 Request Entity Too Large)</text:p>
                  </text:list-item>
                  <text:list-item>
                    <text:p>5xx: Server Error (500 Internal Server Error, 502 Bad Gatewa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Cookie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无状态的：简化了服务器的设计，利于并发</text:p>
                <text:list>
                  <text:list-item>
                    <text:p>如何根据用户显示不同的内容？</text:p>
                  </text:list-item>
                </text:list>
              </text:list-item>
              <text:list-item>
                <text:p>Cookie (RFC 2109)</text:p>
                <text:list>
                  <text:list-item>
                    <text:p>HTTP响应报文：cookie首部行</text:p>
                  </text:list-item>
                  <text:list-item>
                    <text:p>HTTP请求报文：cookie首部行</text:p>
                  </text:list-item>
                  <text:list-item>
                    <text:p>用户端系统：cookie文件（浏览器管理）</text:p>
                  </text:list-item>
                  <text:list-item>
                    <text:p>服务器端系统：cookie数据库</text:p>
                    <text:list>
                      <text:list-item>
                        <text:p>如PHP的SESSION机制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Cookie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客户机：普通HTTP请求</text:p>
              </text:list-item>
              <text:list-item>
                <text:p>服务器：HTTP响应+Set-cookie首部行</text:p>
              </text:list-item>
              <text:list-item>
                <text:p>客户机：HTTP请求+Cookie首部行</text:p>
              </text:list-item>
              <text:list-item>
                <text:p>服务器：普通HTTP响应</text:p>
              </text:list-item>
              <text:list-item>
                <text:p>客户机：HTTP请求+Cookie首部行</text:p>
              </text:list-item>
              <text:list-item>
                <text:p>服务器：普通HTTP响应</text:p>
              </text:list-item>
              <text:list-item>
                <text:p>……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Web缓存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客户机-&gt;代理服务器</text:p>
              </text:list-item>
              <text:list-item>
                <text:p>代理服务器检查是否有缓存</text:p>
                <text:list>
                  <text:list-item>
                    <text:p>有缓存且未过期，直接返回缓存</text:p>
                  </text:list-item>
                  <text:list-item>
                    <text:p>否则向原始服务器发送请求，取回数据，向客户机返回此数据；根据HTTP协议确定是否缓存。</text:p>
                  </text:list-item>
                </text:list>
              </text:list-item>
              <text:list-item>
                <text:p>减少客户机的响应时间</text:p>
              </text:list-item>
              <text:list-item>
                <text:p>减少网络中的流量</text:p>
              </text:list-item>
              <text:list-item>
                <text:p>浏览器本身也会进行缓存(Ctrl+F5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Web缓存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如何判断缓存内容是否过期</text:p>
              </text:list-item>
              <text:list-item>
                <text:p>条件GET</text:p>
                <text:list>
                  <text:list-item>
                    <text:p>Client: GET</text:p>
                  </text:list-item>
                  <text:list-item>
                    <text:p>Server: Last-Modified: &lt;datetime&gt;</text:p>
                  </text:list-item>
                  <text:list-item>
                    <text:p>Client: If-Modified-Since: &lt;datetime&gt;</text:p>
                  </text:list-item>
                  <text:list-item>
                    <text:p>Server: 304 Not Modifi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Thanks!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Question Tim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301</meta:generator>
    <meta:creation-date>2011-09-24T08:16:53</meta:creation-date>
    <dc:language>fi-FI</dc:language>
    <meta:editing-cycles>48</meta:editing-cycles>
    <meta:editing-duration>PT3H24M23S</meta:editing-duration>
    <meta:initial-creator>boj </meta:initial-creator>
    <dc:date>2011-09-25T22:15:37</dc:date>
    <dc:creator>boj </dc:creator>
    <meta:document-statistic meta:object-count="12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Blue.otp"/>
  </office:meta>
</office:document-meta>
</file>